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1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0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1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6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7"><text:span text:style-name="T14">Proyecto-Código</text:span><text:span text:style-name="T3">: <text:s/></text:span><text:span text:style-name="T5">Estudio de Línea de Base del Medio Marino Proyecto SUMO</text:span><text:span text:style-name="T5"> </text:span>: <text:span text:style-name="T5">GEO00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7"><text:span text:style-name="T14">Solicitado por</text:span><text:span text:style-name="T3">: </text:span><text:span text:style-name="T4">Isaac Brito Morales</text:span></text:p>
          </table:table-cell>
          <table:table-cell office:value-type="string" table:style-name="Table1.A1">
            <text:p text:style-name="P17"><text:span text:style-name="T14">Fecha de Solicitud</text:span><text:span text:style-name="T3">: </text:span><text:span text:style-name="T4">09-02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8"><text:span text:style-name="T14">Fecha de entrega material</text:span><text:span text:style-name="T3">: </text:span><text:span text:style-name="T4">03-03-2015 </text:span></text:p>
          </table:table-cell>
          <table:covered-table-cell/>
        </table:table-row>
      </table:table>
      <text:p text:style-name="P14"/>
      <text:p text:style-name="P23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23"/>
      <text:section text:style-name="Sect1" text:name="Section Matriz 1">
        <text:p text:style-name="P15"><text:span text:style-name="T6"/><text:change-end text:change-id="ct103220416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change-end text:change-id="ct103220416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change-end text:change-id="ct103220416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0:04:44.527244935</dc:date>
    <meta:editing-duration>PT21H59M57S</meta:editing-duration>
    <meta:editing-cycles>54</meta:editing-cycles>
    <meta:generator>LibreOffice/4.3.5.2.0$Linux_X86_64 LibreOffice_project/430m0$Build-2</meta:generator>
    <meta:document-statistic meta:table-count="5" meta:image-count="1" meta:object-count="0" meta:page-count="1" meta:paragraph-count="25" meta:word-count="95" meta:character-count="853" meta:non-whitespace-character-count="780"/>
  </office:meta>
</office:document-meta>
</file>